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7" table:default-cell-style-name="ce3"/>
        <table:table-row table:style-name="ro1">
          <table:table-cell table:style-name="ce1"/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rpar</text:p>
          </table:table-cell>
          <table:table-cell table:style-name="ce2" office:value-type="string" calcext:value-type="string">
            <text:p>lpar</text:p>
          </table:table-cell>
          <table:table-cell table:style-name="ce2" office:value-type="string" calcext:value-type="string">
            <text:p>semi</text:p>
          </table:table-cell>
          <table:table-cell table:style-name="ce2" office:value-type="string" calcext:value-type="string">
            <text:p>colon</text:p>
          </table:table-cell>
          <table:table-cell table:style-name="ce2" office:value-type="string" calcext:value-type="string">
            <text:p>let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rcurbr</text:p>
          </table:table-cell>
          <table:table-cell table:style-name="ce2" office:value-type="string" calcext:value-type="string">
            <text:p>lcurbr</text:p>
          </table:table-cell>
          <table:table-cell table:style-name="ce2" office:value-type="string" calcext:value-type="string">
            <text:p>struct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geq</text:p>
          </table:table-cell>
          <table:table-cell table:style-name="ce2" office:value-type="string" calcext:value-type="string">
            <text:p>leq</text:p>
          </table:table-cell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neq</text:p>
          </table:table-cell>
          <table:table-cell table:style-name="ce2" office:value-type="string" calcext:value-type="string">
            <text:p>eq</text:p>
          </table:table-cell>
          <table:table-cell table:style-name="ce2" office:value-type="string" calcext:value-type="string">
            <text:p>inherits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rsqbr</text:p>
          </table:table-cell>
          <table:table-cell table:style-name="ce2" office:value-type="string" calcext:value-type="string">
            <text:p>lsqbr</text:p>
          </table:table-cell>
          <table:table-cell table:style-name="ce2" office:value-type="string" calcext:value-type="string">
            <text:p>impl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floatlit</text:p>
          </table:table-cell>
          <table:table-cell table:style-name="ce2" office:value-type="string" calcext:value-type="string">
            <text:p>intlit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intnum</text:p>
          </table:table-cell>
          <table:table-cell table:style-name="ce2"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ART → PROG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→ PROG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DDOP</text:p>
          </table:table-cell>
          <table:table-cell table:number-columns-repeated="22" office:value-type="string" calcext:value-type="string">
            <text:p> </text:p>
          </table:table-cell>
          <table:table-cell office:value-type="string" calcext:value-type="string">
            <text:p>ADDOP → minus</text:p>
          </table:table-cell>
          <table:table-cell office:value-type="string" calcext:value-type="string">
            <text:p>ADDOP → plus</text:p>
          </table:table-cell>
          <table:table-cell table:number-columns-repeated="22" office:value-type="string" calcext:value-type="string">
            <text:p> </text:p>
          </table:table-cell>
          <table:table-cell office:value-type="string" calcext:value-type="string">
            <text:p>ADDOP → or</text:p>
          </table:table-cell>
        </table:table-row>
        <table:table-row table:style-name="ro3">
          <table:table-cell office:value-type="string" calcext:value-type="string">
            <text:p>APARAMS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APARAMS → EXPR REPTAPARAMS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ARAMS → &amp;epsilon</text:p>
          </table:table-cell>
          <table:table-cell office:value-type="string" calcext:value-type="string">
            <text:p>APARAMS → EXPR REPTAPARAMS1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APARAMS → EXPR REPTAPARAMS1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APARAMS → EXPR REPTAPARAMS1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APARAMSTAIL</text:p>
          </table:table-cell>
          <table:table-cell table:number-columns-repeated="25" office:value-type="string" calcext:value-type="string">
            <text:p> </text:p>
          </table:table-cell>
          <table:table-cell office:value-type="string" calcext:value-type="string">
            <text:p>APARAMSTAIL → comma EXPR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RITH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ARITHEXPR → TERM RIGHTRECARITHEXP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RITHEXPR → TERM RIGHTRECARITHEXP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ARITHEXPR → TERM RIGHTRECARITHEXPR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ARITHEXPR → TERM RIGHTRECARITHEXPR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RRAYSIZE</text:p>
          </table:table-cell>
          <table:table-cell table:number-columns-repeated="37" office:value-type="string" calcext:value-type="string">
            <text:p> </text:p>
          </table:table-cell>
          <table:table-cell office:value-type="string" calcext:value-type="string">
            <text:p>ARRAYSIZE → lsqbr ARRAYSIZE1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ARRAYSIZE1</text:p>
          </table:table-cell>
          <table:table-cell table:number-columns-repeated="36" office:value-type="string" calcext:value-type="string">
            <text:p> </text:p>
          </table:table-cell>
          <table:table-cell office:value-type="string" calcext:value-type="string">
            <text:p>ARRAYSIZE1 → rsqbr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ARRAYSIZE1 → intnum rsqbr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SSIGNOP</text:p>
          </table:table-cell>
          <table:table-cell table:number-columns-repeated="44" office:value-type="string" calcext:value-type="string">
            <text:p> </text:p>
          </table:table-cell>
          <table:table-cell office:value-type="string" calcext:value-type="string">
            <text:p>ASSIGNOP → equal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EXPR → ARITHEXPR EXPR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XPR → ARITHEXPR EXPR1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EXPR → ARITHEXPR EXPR1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EXPR → ARITHEXPR EXPR1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EXPR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EXPR1 → &amp;epsilon</text:p>
          </table:table-cell>
          <table:table-cell table:number-columns-repeated="6" office:value-type="string" calcext:value-type="string">
            <text:p>EXPR1 → RELOP ARITHEXPR</text:p>
          </table:table-cell>
          <table:table-cell table:number-columns-repeated="15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FACTOR → id FACTOR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ACTOR → lpar ARITHEXPR rpa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FACTOR → SIGN FACTOR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FACTOR → not FACTOR</text:p>
          </table:table-cell>
          <table:table-cell office:value-type="string" calcext:value-type="string">
            <text:p>FACTOR → floatlit</text:p>
          </table:table-cell>
          <table:table-cell office:value-type="string" calcext:value-type="string">
            <text:p>FACTOR → intlit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FACTOR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FACTOR1 → REPTIDNEST1 FACTOR2</text:p>
          </table:table-cell>
          <table:table-cell office:value-type="string" calcext:value-type="string">
            <text:p>FACTOR1 → lpar APARAMS rpar FACTOR2</text:p>
          </table:table-cell>
          <table:table-cell office:value-type="string" calcext:value-type="string">
            <text:p>FACTOR1 → REPTIDNEST1 FACTOR2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FACTOR1 → REPTIDNEST1 FACTOR2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FACTOR1 → REPTIDNEST1 FACTOR2</text:p>
          </table:table-cell>
          <table:table-cell office:value-type="string" calcext:value-type="string">
            <text:p> </text:p>
          </table:table-cell>
          <table:table-cell table:number-columns-repeated="5" office:value-type="string" calcext:value-type="string">
            <text:p>FACTOR1 → REPTIDNEST1 FACTOR2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FACTOR1 → REPTIDNEST1 FACTOR2</text:p>
          </table:table-cell>
        </table:table-row>
        <table:table-row table:style-name="ro4">
          <table:table-cell office:value-type="string" calcext:value-type="string">
            <text:p>FACTOR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FACTOR2 → dot id FACTOR1</text:p>
          </table:table-cell>
          <table:table-cell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ACTOR2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FACTOR2 → &amp;epsilon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FACTOR2 → &amp;epsilon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FACTOR2 → &amp;epsilon</text:p>
          </table:table-cell>
        </table:table-row>
        <table:table-row table:style-name="ro6">
          <table:table-cell office:value-type="string" calcext:value-type="string">
            <text:p>FPARAMS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FPARAMS → id colon TYPE REPTFPARAMS3 REPTFPARAMS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PARAMS → &amp;epsilon</text:p>
          </table:table-cell>
          <table:table-cell table:number-columns-repeated="41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FPARAMSTAIL</text:p>
          </table:table-cell>
          <table:table-cell table:number-columns-repeated="25" office:value-type="string" calcext:value-type="string">
            <text:p> </text:p>
          </table:table-cell>
          <table:table-cell office:value-type="string" calcext:value-type="string">
            <text:p>FPARAMSTAIL → comma id colon TYPE REPTFPARAMSTAIL4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UNCBODY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FUNCBODY → lcurbr REPTFUNCBODY1 rcurbr</text:p>
          </table:table-cell>
          <table:table-cell table:number-columns-repeated="33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UNCDECL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DECL → FUNCHEAD semi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FUNCDEF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DEF → FUNCHEAD FUNCBODY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FUNCHEAD</text:p>
          </table:table-cell>
          <table:table-cell table:number-columns-repeated="40" office:value-type="string" calcext:value-type="string">
            <text:p> </text:p>
          </table:table-cell>
          <table:table-cell office:value-type="string" calcext:value-type="string">
            <text:p>FUNCHEAD → func id lpar FPARAMS rpar arrow RETURNTYPE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MPLDEF</text:p>
          </table:table-cell>
          <table:table-cell table:number-columns-repeated="38" office:value-type="string" calcext:value-type="string">
            <text:p> </text:p>
          </table:table-cell>
          <table:table-cell office:value-type="string" calcext:value-type="string">
            <text:p>IMPLDEF → impl id lcurbr REPTIMPLDEF3 rcurbr</text:p>
          </table:table-cell>
          <table:table-cell table:number-columns-repeated="8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NDICE</text:p>
          </table:table-cell>
          <table:table-cell table:number-columns-repeated="37" office:value-type="string" calcext:value-type="string">
            <text:p> </text:p>
          </table:table-cell>
          <table:table-cell office:value-type="string" calcext:value-type="string">
            <text:p>INDICE → lsqbr ARITHEXPR rsqbr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MEMBERDECL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MEMBERDECL → VARDECL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MEMBERDECL → FUNCDECL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ULTOP</text:p>
          </table:table-cell>
          <table:table-cell table:number-columns-repeated="33" office:value-type="string" calcext:value-type="string">
            <text:p> </text:p>
          </table:table-cell>
          <table:table-cell office:value-type="string" calcext:value-type="string">
            <text:p>MULTOP → and</text:p>
          </table:table-cell>
          <table:table-cell office:value-type="string" calcext:value-type="string">
            <text:p>MULTOP → div</text:p>
          </table:table-cell>
          <table:table-cell office:value-type="string" calcext:value-type="string">
            <text:p>MULTOP → mult</text:p>
          </table:table-cell>
          <table:table-cell table:number-columns-repeated="11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OPTSTRUCTDECL2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OPTSTRUCTDECL2 → &amp;epsilon</text:p>
          </table:table-cell>
          <table:table-cell table:number-columns-repeated="18" office:value-type="string" calcext:value-type="string">
            <text:p> </text:p>
          </table:table-cell>
          <table:table-cell office:value-type="string" calcext:value-type="string">
            <text:p>OPTSTRUCTDECL2 → inherits id REPTOPTSTRUCTDECL22</text:p>
          </table:table-cell>
          <table:table-cell table:number-columns-repeated="14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ROG</text:p>
          </table:table-cell>
          <table:table-cell office:value-type="string" calcext:value-type="string">
            <text:p>PROG → REPTPROG0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G → REPTPROG0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ELEXP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LEXPR → ARITHEXPR RELOP ARITHEXP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LEXPR → ARITHEXPR RELOP ARITHEXPR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RELEXPR → ARITHEXPR RELOP ARITHEXPR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RELEXPR → ARITHEXPR RELOP ARITHEXPR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ELOP</text:p>
          </table:table-cell>
          <table:table-cell table:number-columns-repeated="26" office:value-type="string" calcext:value-type="string">
            <text:p> </text:p>
          </table:table-cell>
          <table:table-cell office:value-type="string" calcext:value-type="string">
            <text:p>RELOP → geq</text:p>
          </table:table-cell>
          <table:table-cell office:value-type="string" calcext:value-type="string">
            <text:p>RELOP → leq</text:p>
          </table:table-cell>
          <table:table-cell office:value-type="string" calcext:value-type="string">
            <text:p>RELOP → gt</text:p>
          </table:table-cell>
          <table:table-cell office:value-type="string" calcext:value-type="string">
            <text:p>RELOP → lt</text:p>
          </table:table-cell>
          <table:table-cell office:value-type="string" calcext:value-type="string">
            <text:p>RELOP → neq</text:p>
          </table:table-cell>
          <table:table-cell office:value-type="string" calcext:value-type="string">
            <text:p>RELOP → eq</text:p>
          </table:table-cell>
          <table:table-cell table:number-columns-repeated="15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APARAMS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APARAMS1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APARAMS1 → APARAMSTAIL REPTAPARAMS1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FPARAMS3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3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3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FPARAMS3 → ARRAYSIZE REPTFPARAMS3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FPARAMS4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4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4 → FPARAMSTAIL REPTFPARAMS4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FPARAMSTAIL4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PARAMSTAIL4 → &amp;epsilon</text:p>
          </table:table-cell>
          <table:table-cell table:number-columns-repeated="19" office:value-type="string" calcext:value-type="string">
            <text:p> </text:p>
          </table:table-cell>
          <table:table-cell office:value-type="string" calcext:value-type="string">
            <text:p>REPTFPARAMSTAIL4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FPARAMSTAIL4 → ARRAYSIZE REPTFPARAMSTAIL4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FUNCBODY1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FUNCBODY1 → &amp;epsil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4" office:value-type="string" calcext:value-type="string">
            <text:p>REPTFUNCBODY1 → VARDECLORSTAT REPTFUNCBODY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FUNCBODY1 → VARDECLORSTAT REPTFUNCBODY1</text:p>
          </table:table-cell>
          <table:table-cell table:number-columns-repeated="25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EPTIDNEST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PTIDNEST1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REPTIDNEST1 → &amp;epsilon</text:p>
          </table:table-cell>
          <table:table-cell office:value-type="string" calcext:value-type="string">
            <text:p>REPTIDNEST1 → INDICE REPTIDNEST1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REPTIDNEST1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PTIDNEST1 → &amp;epsilon</text:p>
          </table:table-cell>
        </table:table-row>
        <table:table-row table:style-name="ro5">
          <table:table-cell office:value-type="string" calcext:value-type="string">
            <text:p>REPTIMPLDEF3</text:p>
          </table:table-cell>
          <table:table-cell table:number-columns-repeated="12" office:value-type="string" calcext:value-type="string">
            <text:p> </text:p>
          </table:table-cell>
          <table:table-cell office:value-type="string" calcext:value-type="string">
            <text:p>REPTIMPLDEF3 → &amp;epsilon</text:p>
          </table:table-cell>
          <table:table-cell table:number-columns-repeated="27" office:value-type="string" calcext:value-type="string">
            <text:p> </text:p>
          </table:table-cell>
          <table:table-cell office:value-type="string" calcext:value-type="string">
            <text:p>REPTIMPLDEF3 → FUNCDEF REPTIMPLDEF3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REPTOPTSTRUCTDECL22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REPTOPTSTRUCTDECL22 → &amp;epsilon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REPTOPTSTRUCTDECL22 → comma id REPTOPTSTRUCTDECL22</text:p>
          </table:table-cell>
          <table:table-cell table:number-columns-repeated="21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EPTPROG0</text:p>
          </table:table-cell>
          <table:table-cell office:value-type="string" calcext:value-type="string">
            <text:p>REPTPROG0 → &amp;epsilon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PTPROG0 → STRUCTORIMPLORFUNC REPTPROG0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STATBLOCK1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PTSTATBLOCK1 → STATEMENT REPTSTATBLOCK1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EPTSTATBLOCK1 → &amp;epsil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4" office:value-type="string" calcext:value-type="string">
            <text:p>REPTSTATBLOCK1 → STATEMENT REPTSTATBLOCK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EPTSTATBLOCK1 → STATEMENT REPTSTATBLOCK1</text:p>
          </table:table-cell>
          <table:table-cell table:number-columns-repeated="25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REPTSTRUCTDECL4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REPTSTRUCTDECL4 → VISIBILITY MEMBERDECL REPTSTRUCTDECL4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REPTSTRUCTDECL4 → &amp;epsilon</text:p>
          </table:table-cell>
          <table:table-cell table:number-columns-repeated="34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REPTVARDECL4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REPTVARDECL4 → &amp;epsilon</text:p>
          </table:table-cell>
          <table:table-cell table:number-columns-repeated="29" office:value-type="string" calcext:value-type="string">
            <text:p> </text:p>
          </table:table-cell>
          <table:table-cell office:value-type="string" calcext:value-type="string">
            <text:p>REPTVARDECL4 → ARRAYSIZE REPTVARDECL4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ETURNTYP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ETURNTYPE → TYPE</text:p>
          </table:table-cell>
          <table:table-cell table:number-columns-repeated="6" office:value-type="string" calcext:value-type="string">
            <text:p> </text:p>
          </table:table-cell>
          <table:table-cell table:number-columns-repeated="2" office:value-type="string" calcext:value-type="string">
            <text:p>RETURNTYPE → TYPE</text:p>
          </table:table-cell>
          <table:table-cell table:number-columns-repeated="12" office:value-type="string" calcext:value-type="string">
            <text:p> </text:p>
          </table:table-cell>
          <table:table-cell office:value-type="string" calcext:value-type="string">
            <text:p>RETURNTYPE → void</text:p>
          </table:table-cell>
          <table:table-cell table:number-columns-repeated="22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RIGHTRECARITHEXPR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IGHTRECARITHEXPR → ADDOP TERM RIGHTRECARITHEXPR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IGHTRECARITHEXPR → &amp;epsilon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RIGHTRECARITHEXPR → &amp;epsilon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RIGHTRECARITHEXPR → ADDOP TERM RIGHTRECARITHEXPR</text:p>
          </table:table-cell>
        </table:table-row>
        <table:table-row table:style-name="ro7">
          <table:table-cell office:value-type="string" calcext:value-type="string">
            <text:p>RIGHTRECTERM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  <table:table-cell table:number-columns-repeated="14" office:value-type="string" calcext:value-type="string">
            <text:p> </text:p>
          </table:table-cell>
          <table:table-cell table:number-columns-repeated="2"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table:number-columns-repeated="7" office:value-type="string" calcext:value-type="string">
            <text:p>RIGHTRECTERM → &amp;epsilon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RIGHTRECTERM → MULTOP FACTOR RIGHTRECTERM</text:p>
          </table:table-cell>
          <table:table-cell office:value-type="string" calcext:value-type="string">
            <text:p>RIGHTRECTERM → &amp;epsilon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RIGHTRECTERM → &amp;epsilon</text:p>
          </table:table-cell>
        </table:table-row>
        <table:table-row table:style-name="ro2">
          <table:table-cell office:value-type="string" calcext:value-type="string">
            <text:p>SIGN</text:p>
          </table:table-cell>
          <table:table-cell table:number-columns-repeated="22" office:value-type="string" calcext:value-type="string">
            <text:p> </text:p>
          </table:table-cell>
          <table:table-cell office:value-type="string" calcext:value-type="string">
            <text:p>SIGN → minus</text:p>
          </table:table-cell>
          <table:table-cell office:value-type="string" calcext:value-type="string">
            <text:p>SIGN → plus</text:p>
          </table:table-cell>
          <table:table-cell table:number-columns-repeated="23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TATBLOCK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BLOCK → STATEMEN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BLOCK → &amp;epsilon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STATBLOCK → lcurbr REPTSTATBLOCK1 rcurbr</text:p>
          </table:table-cell>
          <table:table-cell office:value-type="string" calcext:value-type="string">
            <text:p> </text:p>
          </table:table-cell>
          <table:table-cell table:number-columns-repeated="4" office:value-type="string" calcext:value-type="string">
            <text:p>STATBLOCK → STATEMENT</text:p>
          </table:table-cell>
          <table:table-cell office:value-type="string" calcext:value-type="string">
            <text:p>STATBLOCK → &amp;epsil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TBLOCK → STATEMENT</text:p>
          </table:table-cell>
          <table:table-cell table:number-columns-repeated="25"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STATEMEN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TATEMENT → id STATEMENT1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STATEMENT → return lpar EXPR rpar semi</text:p>
          </table:table-cell>
          <table:table-cell office:value-type="string" calcext:value-type="string">
            <text:p>STATEMENT → write lpar EXPR rpar semi</text:p>
          </table:table-cell>
          <table:table-cell office:value-type="string" calcext:value-type="string">
            <text:p>STATEMENT → read lpar VARIABLE rpar semi</text:p>
          </table:table-cell>
          <table:table-cell office:value-type="string" calcext:value-type="string">
            <text:p>STATEMENT → while lpar RELEXPR rpar STATBLOCK semi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TATEMENT → if lpar RELEXPR rpar then STATBLOCK else STATBLOCK semi</text:p>
          </table:table-cell>
          <table:table-cell table:number-columns-repeated="25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STATEMENT1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TEMENT1 → lpar APARAMS rpar STATEMENT2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STATEMENT1 → REPTIDNEST1 STATEMENT3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TATEMENT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2 → dot id STATEMENT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TATEMENT2 → semi</text:p>
          </table:table-cell>
          <table:table-cell table:number-columns-repeated="39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TATEMENT3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TATEMENT3 → dot id STATEMENT1</text:p>
          </table:table-cell>
          <table:table-cell table:number-columns-repeated="39" office:value-type="string" calcext:value-type="string">
            <text:p> </text:p>
          </table:table-cell>
          <table:table-cell office:value-type="string" calcext:value-type="string">
            <text:p>STATEMENT3 → ASSIGNOP EXPR semi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STRUCTDECL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TRUCTDECL → struct id OPTSTRUCTDECL2 lcurbr REPTSTRUCTDECL4 rcurbr semi</text:p>
          </table:table-cell>
          <table:table-cell table:number-columns-repeated="32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STRUCTORIMPLORFUNC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TRUCTORIMPLORFUNC → STRUCTDECL</text:p>
          </table:table-cell>
          <table:table-cell table:number-columns-repeated="23" office:value-type="string" calcext:value-type="string">
            <text:p> </text:p>
          </table:table-cell>
          <table:table-cell office:value-type="string" calcext:value-type="string">
            <text:p>STRUCTORIMPLORFUNC → IMPLDE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RUCTORIMPLORFUNC → FUNCDEF</text:p>
          </table:table-cell>
          <table:table-cell table:number-columns-repeated="6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ERM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ERM → FACTOR RIGHTRECTERM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ERM → FACTOR RIGHTRECTERM</text:p>
          </table:table-cell>
          <table:table-cell table:number-columns-repeated="15" office:value-type="string" calcext:value-type="string">
            <text:p> </text:p>
          </table:table-cell>
          <table:table-cell table:number-columns-repeated="2" office:value-type="string" calcext:value-type="string">
            <text:p>TERM → FACTOR RIGHTRECTERM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3" office:value-type="string" calcext:value-type="string">
            <text:p>TERM → FACTOR RIGHTRECTERM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YPE → id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TYPE → float</text:p>
          </table:table-cell>
          <table:table-cell office:value-type="string" calcext:value-type="string">
            <text:p>TYPE → integer</text:p>
          </table:table-cell>
          <table:table-cell table:number-columns-repeated="35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VARDECL</text:p>
          </table:table-cell>
          <table:table-cell table:number-columns-repeated="9" office:value-type="string" calcext:value-type="string">
            <text:p> </text:p>
          </table:table-cell>
          <table:table-cell office:value-type="string" calcext:value-type="string">
            <text:p>VARDECL → let id colon TYPE REPTVARDECL4 semi</text:p>
          </table:table-cell>
          <table:table-cell table:number-columns-repeated="37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DECLORSTA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VARDECLORSTAT → STATEMENT</text:p>
          </table:table-cell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VARDECLORSTAT → VARDECL</text:p>
          </table:table-cell>
          <table:table-cell table:number-columns-repeated="5" office:value-type="string" calcext:value-type="string">
            <text:p> </text:p>
          </table:table-cell>
          <table:table-cell table:number-columns-repeated="4" office:value-type="string" calcext:value-type="string">
            <text:p>VARDECLORSTAT → STATEMEN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VARDECLORSTAT → STATEMENT</text:p>
          </table:table-cell>
          <table:table-cell table:number-columns-repeated="25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VARIABLE → id VARIABLE1</text:p>
          </table:table-cell>
          <table:table-cell table:number-columns-repeated="43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VARIABLE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VARIABLE1 → REPTIDNEST1 VARIABLE3</text:p>
          </table:table-cell>
          <table:table-cell office:value-type="string" calcext:value-type="string">
            <text:p>VARIABLE1 → lpar APARAMS rpar VARIABLE2</text:p>
          </table:table-cell>
          <table:table-cell table:number-columns-repeated="30" office:value-type="string" calcext:value-type="string">
            <text:p> </text:p>
          </table:table-cell>
          <table:table-cell office:value-type="string" calcext:value-type="string">
            <text:p>VARIABLE1 → REPTIDNEST1 VARIABLE3</text:p>
          </table:table-cell>
          <table:table-cell table:number-columns-repeated="9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2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VARIABLE2 → dot id VARIABLE1</text:p>
          </table:table-cell>
          <table:table-cell table:number-columns-repeated="42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VARIABLE3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VARIABLE3 → dot id VARIABLE1</text:p>
          </table:table-cell>
          <table:table-cell office:value-type="string" calcext:value-type="string">
            <text:p>VARIABLE3 → &amp;epsilon</text:p>
          </table:table-cell>
          <table:table-cell table:number-columns-repeated="41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VISIBIL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ISIBILITY → private</text:p>
          </table:table-cell>
          <table:table-cell office:value-type="string" calcext:value-type="string">
            <text:p>VISIBILITY → public</text:p>
          </table:table-cell>
          <table:table-cell table:number-columns-repeated="44"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18:51:03.649503841</meta:creation-date>
    <dc:date>2022-02-15T18:51:27.855461994</dc:date>
    <meta:editing-duration>PT25S</meta:editing-duration>
    <meta:editing-cycles>1</meta:editing-cycles>
    <meta:document-statistic meta:table-count="1" meta:cell-count="2879" meta:object-count="0"/>
    <meta:generator>LibreOffice/7.1.8.1$Linux_X86_64 LibreOffice_project/10$Build-1</meta:generator>
  </office:meta>
</office:document-meta>
</file>